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2.302cm" fo:margin-right="0cm" fo:text-indent="-0.628cm" style:auto-text-indent="false">
        <style:tab-stops/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328cm" fo:margin-right="0cm" fo:text-indent="-0.628cm" style:auto-text-indent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1.328cm" fo:margin-right="0cm" fo:text-indent="-0.628cm" style:auto-text-indent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margin-left="2.302cm" fo:margin-right="0cm" fo:text-indent="-0.628cm" style:auto-text-indent="false">
        <style:tab-stops/>
      </style:paragraph-properties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de Bootstrap</text:p>
      <text:p text:style-name="P1"/>
      <text:p text:style-name="P1">Layout</text:p>
      <text:p text:style-name="P1"/>
      <text:list xml:id="list8371987171" text:style-name="L1">
        <text:list-item>
          <text:p text:style-name="P6">En base al código fuente del fichero ejercicio1.html, distribuye los nombres de jugadores en dos filas con 6 jugadores en cada una de ellas. Observa su comportamiento en diferentes resoluciones.</text:p>
        </text:list-item>
        <text:list-item>
          <text:p text:style-name="P6">Añade una imagen a cada nombre de jugador. Las tienes en la carpeta img. ¿Cómo harás para que las imágenes sean responsivas? Queremos que se cumpla el layout siguiente:</text:p>
        </text:list-item>
      </text:list>
      <text:list xml:id="list49855520" text:style-name="L2">
        <text:list-item>
          <text:p text:style-name="P7">4 imagenes por fila en resoluciones grandes</text:p>
        </text:list-item>
        <text:list-item>
          <text:p text:style-name="P7">3 imágenes por fila en resoluciones medias</text:p>
        </text:list-item>
        <text:list-item>
          <text:p text:style-name="P7">2 imágenes por fila en resoluciones pequeñas</text:p>
        </text:list-item>
        <text:list-item>
          <text:p text:style-name="P7">1 imágen por fila en resoluciones muy pequeñas</text:p>
        </text:list-item>
        <text:list-item>
          <text:p text:style-name="P7">Sin márgenes para aprovechar toda la pantalla.</text:p>
        </text:list-item>
      </text:list>
      <text:p text:style-name="P3"/>
      <text:p text:style-name="P4"><text:tab/>Estudia si el tamaño y proporciones de las imágenes es adecuado para cumplir el ejercicio.</text:p>
      <text:p text:style-name="P4"/>
      <text:p text:style-name="P5">NavBar</text:p>
      <text:list xml:id="list1417214792" text:continue-list="list8371987171" text:style-name="L1">
        <text:list-item>
          <text:p text:style-name="P6">A partir del ejercicio3, añade los javascript que consideres necesarios para que el botón del menú de navegación funcione de forma correcta (aparece solo en vista de móvil).</text:p>
          <text:p text:style-name="P6"/>
        </text:list-item>
        <text:list-item>
          <text:p text:style-name="P6">Modifica el navbar para que el contenido del menú aparezca centrado con el resto de contenido de la hoja de modo que:</text:p>
          <text:p text:style-name="P6">a) La barra de navegación siga ocupando todo el ancho de la hoja</text:p>
          <text:p text:style-name="P6">b) La barra de navegación ocupe todo el ancho de la hoja menos un pequeño margen</text:p>
          <text:p text:style-name="P6">c) La barra de navegación se centre también</text:p>
        </text:list-item>
      </text:list>
      <text:p text:style-name="P2"/>
      <text:list xml:id="list130919294" text:continue-numbering="true" text:style-name="L1">
        <text:list-item>
          <text:p text:style-name="P6">Elimina los bordes redondeados del navbar y cambia su color de fondo a negro.</text:p>
          <text:p text:style-name="P6"/>
        </text:list-item>
        <text:list-item>
          <text:p text:style-name="P6">Añade un breadcrumbs de modo que diga tu posición actual dentro del sitio web (Inicio → Jugadores → Los mejores de la historia)</text:p>
          <text:p text:style-name="P6"/>
        </text:list-item>
        <text:list-item>
          <text:p text:style-name="P6">Al imprimir la página no queremos que se muestren las fotografías. Al visualizarla en móvil no queremos que aparezca el breadcrumb.</text:p>
          <text:p text:style-name="P6"/>
        </text:list-item>
        <text:list-item>
          <text:p text:style-name="P6">Utiliza el componente de javascript panel para realizar las pantallas que aparecen en el vídeo adju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4-02-12T10:46:43</meta:creation-date>
    <dc:date>2014-02-19T11:12:09</dc:date>
    <dc:creator>juanda </dc:creator>
    <meta:editing-duration>PT39M35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20" meta:word-count="289" meta:character-count="555" meta:non-whitespace-character-count="1388"/>
  </office:meta>
</office:document-meta>
</file>